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tape du projet</text:p>
          </table:table-cell>
          <table:table-cell office:value-type="string" calcext:value-type="string">
            <text:p>Nbr d'heur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h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h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h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 style:data-style-name="N2" text:time-value="15:53:43.5203935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ntin Tardivon</meta:initial-creator>
    <meta:creation-date>2016-03-17T10:09:30.530866298</meta:creation-date>
    <dc:date>2016-05-04T15:54:29.928568480</dc:date>
    <dc:creator>Quentin Tardivon</dc:creator>
    <meta:editing-duration>PT2M20S</meta:editing-duration>
    <meta:editing-cycles>4</meta:editing-cycles>
    <meta:generator>LibreOffice/5.1.2.2$Linux_X86_64 LibreOffice_project/10m0$Build-2</meta:generator>
    <meta:document-statistic meta:table-count="1" meta:cell-count="12" meta:object-count="0"/>
  </office:meta>
</office:document-meta>
</file>